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eb613d" draw:fill="solid"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3cm" svg:x="8cm" svg:y="6.9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5.401cm" svg:x2="11.1cm" svg:y2="6.901cm" draw:start-shape="id1" draw:start-glue-point="2" draw:end-shape="id2" draw:end-glue-point="0" svg:d="M11100 5401v1500" svg:viewBox="0 0 1 1501">
          <text:p/>
        </draw:connector>
        <draw:custom-shape draw:style-name="gr3" draw:text-style-name="P1" xml:id="id5" draw:id="id5" draw:layer="layout" svg:width="6.2cm" svg:height="1.3cm" svg:x="8cm" svg:y="1.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7.1cm" svg:height="1.3cm" svg:x="7.55cm" svg:y="12.1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12.1cm" svg:x2="11.1cm" svg:y2="10.802cm" draw:start-shape="id3" draw:start-glue-point="0" draw:end-shape="id4" draw:end-glue-point="2" svg:d="M11100 12100v-1298" svg:viewBox="0 0 1 1299">
          <text:p/>
        </draw:connector>
        <draw:custom-shape draw:style-name="gr1" draw:text-style-name="P1" xml:id="id1" draw:id="id1" draw:layer="layout" svg:width="6.2cm" svg:height="1.3cm" svg:x="8cm" svg:y="4.1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2.8cm" svg:x2="11.1cm" svg:y2="4.101cm" draw:start-shape="id5" draw:start-glue-point="2" draw:end-shape="id1" draw:end-glue-point="0" svg:d="M11100 2800v1301" svg:viewBox="0 0 1 1302">
          <text:p/>
        </draw:connector>
        <draw:custom-shape draw:style-name="gr1" draw:text-style-name="P1" xml:id="id4" draw:id="id4" draw:layer="layout" svg:width="6.2cm" svg:height="1.3cm" svg:x="8cm" svg:y="9.502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cm" svg:y1="8.201cm" svg:x2="11.1cm" svg:y2="9.502cm" draw:start-shape="id2" draw:start-glue-point="2" draw:end-shape="id4" draw:end-glue-point="0" svg:d="M11100 8201v1301" svg:viewBox="0 0 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3T14:47:07.606508856</dc:date>
    <meta:editing-duration>P4DT50M12S</meta:editing-duration>
    <meta:editing-cycles>16</meta:editing-cycles>
    <meta:generator>LibreOffice/4.2.7.2$Linux_X86_64 LibreOffice_project/420m0$Build-2</meta:generator>
    <meta:document-statistic meta:object-count="9"/>
  </office:meta>
</office:document-meta>
</file>